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abef"/>
    </style:style>
    <style:style style:name="P2" style:family="paragraph" style:parent-style-name="Standard">
      <style:text-properties officeooo:paragraph-rsid="0022c437"/>
    </style:style>
    <style:style style:name="P3" style:family="paragraph" style:parent-style-name="Standard">
      <style:text-properties officeooo:paragraph-rsid="00254424"/>
    </style:style>
    <style:style style:name="P4" style:family="paragraph" style:parent-style-name="Standard">
      <style:text-properties officeooo:paragraph-rsid="0025bd99"/>
    </style:style>
    <style:style style:name="P5" style:family="paragraph" style:parent-style-name="Standard">
      <style:text-properties officeooo:paragraph-rsid="0026d909"/>
    </style:style>
    <style:style style:name="P6" style:family="paragraph" style:parent-style-name="Standard">
      <style:text-properties officeooo:paragraph-rsid="002c27b1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c5506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2c437" officeooo:paragraph-rsid="0022c437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c27b1" officeooo:paragraph-rsid="002b7a46"/>
    </style:style>
    <style:style style:name="P10" style:family="paragraph" style:parent-style-name="Standard">
      <style:text-properties officeooo:rsid="001c5506" officeooo:paragraph-rsid="001c5506"/>
    </style:style>
    <style:style style:name="P11" style:family="paragraph" style:parent-style-name="Standard">
      <style:text-properties officeooo:rsid="001dabef" officeooo:paragraph-rsid="001dabef"/>
    </style:style>
    <style:style style:name="P12" style:family="paragraph" style:parent-style-name="Standard">
      <style:text-properties officeooo:rsid="001e8f1d" officeooo:paragraph-rsid="001e8f1d"/>
    </style:style>
    <style:style style:name="P13" style:family="paragraph" style:parent-style-name="Standard">
      <style:text-properties officeooo:rsid="001fcce5" officeooo:paragraph-rsid="001fcce5"/>
    </style:style>
    <style:style style:name="P14" style:family="paragraph" style:parent-style-name="Standard">
      <style:text-properties officeooo:rsid="00216d76" officeooo:paragraph-rsid="00216d76"/>
    </style:style>
    <style:style style:name="P15" style:family="paragraph" style:parent-style-name="Standard">
      <style:text-properties officeooo:rsid="0022c437" officeooo:paragraph-rsid="0022c437"/>
    </style:style>
    <style:style style:name="P16" style:family="paragraph" style:parent-style-name="Standard">
      <style:text-properties officeooo:rsid="0023b6f2" officeooo:paragraph-rsid="0023b6f2"/>
    </style:style>
    <style:style style:name="P17" style:family="paragraph" style:parent-style-name="Standard">
      <style:text-properties officeooo:rsid="0024d65a" officeooo:paragraph-rsid="0024d65a"/>
    </style:style>
    <style:style style:name="P18" style:family="paragraph" style:parent-style-name="Standard">
      <style:text-properties officeooo:rsid="0024d65a" officeooo:paragraph-rsid="00254424"/>
    </style:style>
    <style:style style:name="P19" style:family="paragraph" style:parent-style-name="Standard">
      <style:text-properties officeooo:rsid="0025bd99" officeooo:paragraph-rsid="0025bd99"/>
    </style:style>
    <style:style style:name="P20" style:family="paragraph" style:parent-style-name="Standard">
      <style:text-properties officeooo:rsid="0026d909" officeooo:paragraph-rsid="0026d909"/>
    </style:style>
    <style:style style:name="P21" style:family="paragraph" style:parent-style-name="Standard">
      <style:text-properties officeooo:rsid="002b7a46" officeooo:paragraph-rsid="002b7a46"/>
    </style:style>
    <style:style style:name="P22" style:family="paragraph" style:parent-style-name="Standard">
      <style:text-properties officeooo:rsid="002c27b1" officeooo:paragraph-rsid="002c27b1"/>
    </style:style>
    <style:style style:name="P23" style:family="paragraph" style:parent-style-name="Standard">
      <style:text-properties officeooo:rsid="002d2ee7" officeooo:paragraph-rsid="002d2ee7"/>
    </style:style>
    <style:style style:name="P24" style:family="paragraph" style:parent-style-name="Standard">
      <style:text-properties officeooo:rsid="002fb454" officeooo:paragraph-rsid="002fb454"/>
    </style:style>
    <style:style style:name="P25" style:family="paragraph" style:parent-style-name="Standard">
      <style:text-properties officeooo:rsid="002eddad" officeooo:paragraph-rsid="002eddad"/>
    </style:style>
    <style:style style:name="T1" style:family="text">
      <style:text-properties officeooo:rsid="001dabef"/>
    </style:style>
    <style:style style:name="T2" style:family="text">
      <style:text-properties officeooo:rsid="0022c437"/>
    </style:style>
    <style:style style:name="T3" style:family="text">
      <style:text-properties officeooo:rsid="0024d65a"/>
    </style:style>
    <style:style style:name="T4" style:family="text">
      <style:text-properties officeooo:rsid="00254424"/>
    </style:style>
    <style:style style:name="T5" style:family="text">
      <style:text-properties officeooo:rsid="0025bd99"/>
    </style:style>
    <style:style style:name="T6" style:family="text">
      <style:text-properties officeooo:rsid="0026d909"/>
    </style:style>
    <style:style style:name="T7" style:family="text">
      <style:text-properties officeooo:rsid="0029bb5a"/>
    </style:style>
    <style:style style:name="T8" style:family="text">
      <style:text-properties officeooo:rsid="002c27b1"/>
    </style:style>
    <style:style style:name="T9" style:family="text">
      <style:text-properties officeooo:rsid="002c4ca9"/>
    </style:style>
    <style:style style:name="T10" style:family="text">
      <style:text-properties officeooo:rsid="002d5c67"/>
    </style:style>
    <style:style style:name="T11" style:family="text">
      <style:text-properties officeooo:rsid="002e32a7"/>
    </style:style>
    <style:style style:name="T12" style:family="text">
      <style:text-properties officeooo:rsid="002fb454"/>
    </style:style>
    <style:style style:name="T13" style:family="text">
      <style:text-properties officeooo:rsid="00318c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3.05.2013</text:p>
      <text:p text:style-name="P10"/>
      <text:p text:style-name="P1"><text:a xlink:type="simple" xlink:href="mailto:bluecher.tanja@gmail.com"><text:span text:style-name="T1">bluecher.tanja@gmail.com</text:span></text:a></text:p>
      <text:p text:style-name="P11"/>
      <text:p text:style-name="P12">trello.com<text:tab/>Projektmanagment Tool / Webservice</text:p>
      <text:p text:style-name="P12"/>
      <text:p text:style-name="P13">hp balken</text:p>
      <text:p text:style-name="P13">jump n' run</text:p>
      <text:p text:style-name="P13">vor endgegnern tür<text:tab/>übergangsareal, einheitlich designt</text:p>
      <text:p text:style-name="P13"/>
      <text:p text:style-name="P14">Schüsse aufladen</text:p>
      <text:p text:style-name="P14"/>
      <text:p text:style-name="P15">RigidBody Physik</text:p>
      <text:p text:style-name="P15"/>
      <text:p text:style-name="P16">Kamera horizontal fixiert af Spieler. Vertikeal über dem Spieler fest. Höher bei Grenzwert</text:p>
      <text:p text:style-name="P8"/>
      <text:p text:style-name="P15"/>
      <text:p text:style-name="P15">Movement Player<text:tab/>Springen<text:tab/><text:tab/><text:tab/>Tanja</text:p>
      <text:p text:style-name="P15">Schadensmodell / Damage<text:tab/><text:tab/><text:tab/><text:tab/>Florian<text:tab/></text:p>
      <text:p text:style-name="P2"><text:span text:style-name="T2"><text:tab/></text:span><text:span text:style-name="T11">Kollisionen</text:span></text:p>
      <text:p text:style-name="P4"><text:span text:style-name="T2">SpriteController / Animationen <text:s/>/ </text:span><text:span text:style-name="T5">Parallex</text:span><text:span text:style-name="T2"><text:tab/><text:tab/>B</text:span><text:span text:style-name="T13">ent</text:span></text:p>
      <text:p text:style-name="P16">CameraController<text:tab/><text:tab/><text:tab/><text:tab/><text:tab/>Tanja</text:p>
      <text:p text:style-name="P17">HUD / Pickups (gegener drops: health globes)<text:tab/></text:p>
      <text:p text:style-name="P18">Enemy Controller<text:tab/><text:tab/><text:tab/><text:tab/><text:tab/>Robin<text:tab/></text:p>
      <text:p text:style-name="P3"><text:span text:style-name="T3"><text:tab/></text:span><text:span text:style-name="T4">brocken Runterfallen lassen</text:span><text:span text:style-name="T3"> / </text:span><text:span text:style-name="T4">Raketen / rollende exploder / </text:span><text:span text:style-name="T10">Jetpack</text:span></text:p>
      <text:p text:style-name="P3"><text:span text:style-name="T10"><text:tab/></text:span><text:span text:style-name="T12">drehender Gegner mit Zacken</text:span></text:p>
      <text:p text:style-name="P19">Leveldesign <text:tab/><text:tab/><text:tab/><text:tab/><text:tab/><text:tab/>B<text:span text:style-name="T13">ent</text:span>, Florian</text:p>
      <text:p text:style-name="P20">Grafik<text:tab/><text:tab/><text:tab/><text:tab/><text:tab/><text:tab/><text:tab/>Dennis</text:p>
      <text:p text:style-name="P5"><text:span text:style-name="T6">Sound<text:tab/></text:span><text:span text:style-name="T7">(3D)</text:span><text:span text:style-name="T6"><text:tab/><text:tab/><text:tab/><text:tab/><text:tab/><text:tab/>?</text:span></text:p>
      <text:p text:style-name="P15"/>
      <text:p text:style-name="P21">Fertig: nach den Semesterferien</text:p>
      <text:p text:style-name="P9"/>
      <text:p text:style-name="P22"/>
      <text:p text:style-name="P6"><text:span text:style-name="T8">Leitern </text:span><text:span text:style-name="T9">(Ebenen)</text:span><text:span text:style-name="T8">, Rutschen/Slides, wackeliger Boden / Fallen, </text:span><text:span text:style-name="T9">Schrägen, Hinternisse überspringen</text:span></text:p>
      <text:p text:style-name="P22"/>
      <text:p text:style-name="P22">Geradeaus schießen, oben/unten/schräg</text:p>
      <text:p text:style-name="P22"/>
      <text:p text:style-name="P23">leeres gameobjekt zur begrenzung von Platformen</text:p>
      <text:p text:style-name="P10"/>
      <text:p text:style-name="P24">Setting: Steampunk</text:p>
      <text:p text:style-name="P25">Mega Man der Space Marine ähnelt. Magie, Schwerter, Kanonen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M25S</meta:editing-duration>
    <meta:editing-cycles>25</meta:editing-cycles>
    <meta:generator>LibreOffice/4.0.2.2$Windows_x86 LibreOffice_project/4c82dcdd6efcd48b1d8bba66bfe1989deee49c3</meta:generator>
    <dc:date>2013-09-04T23:47:19.29</dc:date>
    <dc:creator>Robin C. Ladiges</dc:creator>
    <meta:document-statistic meta:table-count="0" meta:image-count="0" meta:object-count="0" meta:page-count="1" meta:paragraph-count="27" meta:word-count="118" meta:character-count="951" meta:non-whitespace-character-count="822"/>
    <meta:user-defined meta:name="Info 1"/>
    <meta:user-defined meta:name="Info 2"/>
    <meta:user-defined meta:name="Info 3"/>
    <meta:user-defined meta:name="Info 4"/>
  </office:meta>
</office:document-meta>
</file>